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left="0in" fo:margin-right="0.1in" fo:text-indent="0in" style:auto-text-indent="false"/>
    </style:style>
    <style:style style:name="P3" style:family="paragraph" style:parent-style-name="Heading_20_2">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Opponeringsrapport DATX02-10-01</text:h>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Gustaf Hallberg</text:p>
      <text:p text:style-name="Text_20_body">Per Hallgren</text:p>
      <text:p text:style-name="Text_20_body">Wuilbert Lopez</text:p>
      <text:h text:style-name="P3" text:outline-level="2">Innehåll</text:h>
      <text:p text:style-name="P1">Att göra en användarstudie för att testa den slutgiltiga produkten är en god idé och ett logiskt sätt att få ett resultat och diskussionsunderlag. Den studie som presenteras i rapporten verkar dock alldeles för liten (enligt appendix E 4 stycken deltagare). Vi har inga åsikter på själva studiemetoden utan tycker tvärt om att testfallen är bra, problemet ligger istället i antalet deltagare. Studien an vara kvar rapporten om det tydligt nämnts att det var en liten studie och att den därför inte bör tas som ett slutgiltigt resultat utan snarare en indikator.</text:p>
      <text:p text:style-name="Text_20_body"><text:line-break/>Publikanpassningen är överlag bra, men nivån på rapporten kan i vissa fall tyckas vara något låg. T.ex. kanske man inte så grundligt behöver gå igenom NAT.</text:p>
      <text:h text:style-name="Heading_20_2" text:outline-level="2">Struktur/språk</text:h>
      <text:p text:style-name="Text_20_body">Upplägget är bra. Man märker att det finns en strävan att ta läsaren genom projektets naturliga arbetsgång. Varje kapitel inleds med en kort text som berättar vad man har att förvänta sig. Texten är innehållsrik och går igenom alla stora frågor kring projektet. Språket i rapporten är bra, och man håller sig objektiv nästan genom hela rapporten.<text:line-break/><text:line-break/>Återkoppling sker för sällan. Speciellt saknas den mellan kapitel 5 och kapitel 4. Den enda tydliga återkopplingen mellan dessa kapitel sker i början på kapitel 5 där man förklarar att valen i kapitel 4 påverkar kapitel 5. Det blir för läsaren svårt att ta till sig kapitel 5. Även om man får en bra bild över alla de olika designvalen är kapitlet förvirrande, då man inte vet till vad de behövs. Varför använder man VSIX? Detta nämns inte i texten, men av tabellen som följer kan man utröna att det är för att detektera och rendera markering.</text:p>
      <text:p text:style-name="P1">Texten känns utdragen, och detta beror på ett antal faktorer. Dels på att upprepning sker ganska ofta. Avsnitt 4.1.2 återkommer i sin helhet som det första stycket i avsnitt 6.5. Dessutom finner vi att kapitel 3 är helt överflödigt, då det kan tas bort ur rapporten utan att påverka något annat kapitel. Inga kopplingar till kapitel 3 finns i rapporten i övrigt. Figurerna är visserligen välgjorda och illustrativa men vi finner några av dem överflödiga, och de tar därför upp mycket plats i onödan. De sista fem fallen i figur 10 hade kunnat komprimeras betydligt, t.ex. till en rad, eller till ett fall. I allmänhet fylls texten ut, vilket gör att den känns utdragen. Om man till exempel tar bort de två första meningarna i avsnitt 4.1.1 blir det mycket mer koncist.</text:p>
      <text:p text:style-name="Text_20_body"><text:line-break/>Det är svårt att följa övergång mellan teori och utförande, och vi tror att detta kanske beror på tempusanvändingen. Presens används mycket, och presens används ofta för att konstatera saker (“Solen skiner”). Texten saknar dessutom agenter, vilket gör att det är svårt att veta att det faktiskt är författarna som också skapat Collab. Språket är dock genomgående objektivt, vilket är bra.<text:line-break/><text:line-break/><text:soft-page-break/>Det är även bra att de flesta textstyckena i rapporten (exempelvis 5.1.4 och 6.5) innehåller en lättförståelig förklaring av problematiken och sedan en lösning.</text:p>
      <text:h text:style-name="Heading_20_2" text:outline-level="2">Formalia</text:h>
      <text:p text:style-name="P1">Syftet för projektet är inte definierat i rapporten. Således finns heller inga avgränsningar. Det är väldigt svårt att sedan ta till sig resultatet, och vi känner att vi inte vet varför vi läser rapporten vilket ytterligare bidrar till att rapporten känns utdragen.</text:p>
      <text:p text:style-name="P1"><text:line-break/>Referenser hanteras i allmänhet bra men i vissa fall har de fallit bort, t.ex. i kapitel 1 stycke 3. I kapitel 6.6 hävdas att VSIX används för att implementera highlighting och hänvisar till kapitel 5.5. Dock förtäljer inte kapitel 5.5 vad VSIX används till. Dessutom är hänvisningen ej komple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Calibri"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2in" fo:margin-right="0.1in" fo:margin-top="0in" fo:margin-bottom="0.0835in" fo:line-height="115%" fo:text-align="justify" style:justify-single-word="false" fo:text-indent="0in" style:auto-text-indent="false" style:page-number="auto" style:shadow="none" fo:keep-with-next="auto"/>
      <style:text-properties style:use-window-font-color="true" style:font-name="Calibri" fo:font-size="11pt"/>
    </style:style>
    <style:style style:name="Heading_20_1" style:display-name="Heading 1" style:family="paragraph" style:parent-style-name="Standard" style:default-outline-level="1" style:class="text" style:master-page-name="">
      <style:paragraph-properties fo:margin-left="0.0799in" fo:margin-right="0.1in" fo:margin-top="0.1598in" fo:margin-bottom="0.1in" fo:text-indent="0in" style:auto-text-indent="false" style:page-number="auto" fo:background-color="transparent" fo:keep-with-next="always">
        <style:background-image/>
      </style:paragraph-properties>
      <style:text-properties fo:color="#ff6309" style:font-name="Nimbus Sans L1" fo:font-size="24pt" fo:text-shadow="1pt 1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alibri"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alibri"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 text:page-adjust="-4"/></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132</meta:editing-cycles>
    <dc:date>2010-05-26T16:08:49</dc:date>
    <meta:editing-duration>PT18H31M33S</meta:editing-duration>
    <meta:document-statistic meta:table-count="0" meta:image-count="0" meta:object-count="0" meta:page-count="3" meta:paragraph-count="15" meta:word-count="591" meta:character-count="3594"/>
  </office:meta>
</office:document-meta>
</file>